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776" calcext:value-type="float">
            <text:p>54.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2016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201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201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201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201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8664" calcext:value-type="float">
            <text:p>53.3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200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7832" calcext:value-type="float">
            <text:p>52.7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200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200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9568" calcext:value-type="float">
            <text:p>52.1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200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3328" calcext:value-type="float">
            <text:p>51.7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200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5944" calcext:value-type="float">
            <text:p>50.6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200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200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2152" calcext:value-type="float">
            <text:p>49.2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200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0672" calcext:value-type="float">
            <text:p>48.8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200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44" calcext:value-type="float">
            <text:p>47.7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199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5" calcext:value-type="float">
            <text:p>47.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199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199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199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199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199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199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199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199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199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198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2408" calcext:value-type="float">
            <text:p>44.4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198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198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NHP-PL-089</text:p>
          </table:table-cell>
          <table:table-cell office:value-type="string" calcext:value-type="string">
            <text:p>196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